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start" style:justify-single-word="false" fo:text-indent="0cm" style:auto-text-indent="false" fo:background-color="transparent"/>
      <style:text-properties fo:language="zxx" fo:country="none" fo:font-weight="bold" officeooo:rsid="00101482" officeooo:paragraph-rsid="000199bb" style:language-asian="zxx" style:country-asian="none" style:font-weight-asian="bold" style:language-complex="zxx" style:country-complex="none" style:font-weight-complex="bold"/>
    </style:style>
    <style:style style:name="P2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start" style:justify-single-word="false" fo:text-indent="0cm" style:auto-text-indent="false" fo:background-color="transparent"/>
      <style:text-properties fo:language="zxx" fo:country="none" fo:font-weight="bold" officeooo:rsid="00101482" officeooo:paragraph-rsid="0002db12" style:language-asian="zxx" style:country-asian="none" style:font-weight-asian="bold" style:language-complex="zxx" style:country-complex="none" style:font-weight-complex="bold"/>
    </style:style>
    <style:style style:name="P3" style:family="paragraph" style:parent-style-name="Text_20_body">
      <style:paragraph-properties fo:margin-left="0cm" fo:margin-right="1.78cm" fo:text-align="center" style:justify-single-word="false" fo:text-indent="0cm" style:auto-text-indent="false"/>
      <style:text-properties fo:language="zxx" fo:country="none" fo:font-weight="bold" officeooo:rsid="00101482" officeooo:paragraph-rsid="000199bb" style:language-asian="zxx" style:country-asian="none" style:font-weight-asian="bold" style:language-complex="zxx" style:country-complex="none" style:font-weight-complex="bold"/>
    </style:style>
    <style:style style:name="P4" style:family="paragraph" style:parent-style-name="Standard">
      <style:paragraph-properties fo:margin-left="2.958cm" fo:margin-right="1.803cm" fo:line-height="0.723cm" fo:text-align="center" style:justify-single-word="false" fo:text-indent="0cm" style:auto-text-indent="false"/>
      <style:text-properties fo:language="zxx" fo:country="none" officeooo:paragraph-rsid="000199bb" style:language-asian="zxx" style:country-asian="none" style:language-complex="zxx" style:country-complex="none"/>
    </style:style>
    <style:style style:name="P5" style:family="paragraph" style:parent-style-name="Text_20_body">
      <style:paragraph-properties fo:margin-left="10.816cm" fo:margin-right="0cm" fo:text-indent="0cm" style:auto-text-indent="false"/>
      <style:text-properties fo:language="zxx" fo:country="none" officeooo:rsid="000856bc" officeooo:paragraph-rsid="000199bb" style:language-asian="zxx" style:country-asian="none" style:language-complex="zxx" style:country-complex="none"/>
    </style:style>
    <style:style style:name="P6" style:family="paragraph" style:parent-style-name="Text_20_body">
      <style:paragraph-properties fo:margin-left="10.816cm" fo:margin-right="0cm" fo:line-height="0.568cm" fo:text-indent="0cm" style:auto-text-indent="false"/>
      <style:text-properties fo:language="zxx" fo:country="none" officeooo:paragraph-rsid="000199bb" style:language-asian="zxx" style:country-asian="none" style:language-complex="zxx" style:country-complex="none"/>
    </style:style>
    <style:style style:name="P7" style:family="paragraph" style:parent-style-name="Text_20_body">
      <style:paragraph-properties fo:margin-left="2.958cm" fo:margin-right="1.78cm" fo:text-align="center" style:justify-single-word="false" fo:text-indent="0cm" style:auto-text-indent="false"/>
      <style:text-properties fo:language="zxx" fo:country="none" officeooo:rsid="00083cf1" officeooo:paragraph-rsid="000199bb" style:language-asian="zxx" style:country-asian="none" style:language-complex="zxx" style:country-complex="none"/>
    </style:style>
    <style:style style:name="P8" style:family="paragraph" style:parent-style-name="Text_20_body">
      <style:paragraph-properties fo:margin-top="0.004cm" fo:margin-bottom="0cm" style:contextual-spacing="false"/>
      <style:text-properties fo:language="zxx" fo:country="none" officeooo:paragraph-rsid="000199bb" style:language-asian="zxx" style:country-asian="none" style:language-complex="zxx" style:country-complex="none"/>
    </style:style>
    <style:style style:name="P9" style:family="paragraph" style:parent-style-name="Text_20_body">
      <style:paragraph-properties fo:margin-left="10.816cm" fo:margin-right="0cm" fo:text-indent="0cm" style:auto-text-indent="false"/>
      <style:text-properties fo:language="zxx" fo:country="none" officeooo:paragraph-rsid="000199bb" style:language-asian="zxx" style:country-asian="none" style:language-complex="zxx" style:country-complex="none"/>
    </style:style>
    <style:style style:name="P10" style:family="paragraph" style:parent-style-name="Standard">
      <style:paragraph-properties fo:margin-left="2.958cm" fo:margin-right="1.803cm" fo:margin-top="0.129cm" fo:margin-bottom="0.282cm" style:contextual-spacing="false" fo:line-height="98%" fo:text-align="center" style:justify-single-word="false" fo:text-indent="0cm" style:auto-text-indent="false"/>
      <style:text-properties style:font-name="Times New Roman" fo:font-size="12pt" fo:language="zxx" fo:country="none" officeooo:paragraph-rsid="000199bb" style:font-size-asian="12pt" style:language-asian="zxx" style:country-asian="none" style:font-name-complex="Times New Roman1" style:language-complex="zxx" style:country-complex="none"/>
    </style:style>
    <style:style style:name="P11" style:family="paragraph" style:parent-style-name="Standard">
      <style:paragraph-properties fo:margin-left="2.041cm" fo:margin-right="0.88cm" fo:line-height="98%" fo:text-align="center" style:justify-single-word="false" fo:text-indent="0cm" style:auto-text-indent="false"/>
      <style:text-properties style:font-name="Times New Roman" fo:font-size="12pt" fo:language="zxx" fo:country="none" officeooo:paragraph-rsid="000199bb" style:font-size-asian="12pt" style:language-asian="zxx" style:country-asian="none" style:font-name-complex="Times New Roman1" style:language-complex="zxx" style:country-complex="none"/>
    </style:style>
    <style:style style:name="P12" style:family="paragraph" style:parent-style-name="Standard">
      <style:paragraph-properties fo:margin-left="1.983cm" fo:margin-right="0.88cm" fo:line-height="103%" fo:text-align="center" style:justify-single-word="false" fo:text-indent="0cm" style:auto-text-indent="false"/>
      <style:text-properties style:font-name="Times New Roman" fo:font-size="12pt" fo:language="zxx" fo:country="none" officeooo:paragraph-rsid="000199bb" style:font-size-asian="12pt" style:language-asian="zxx" style:country-asian="none" style:font-name-complex="Times New Roman1" style:language-complex="zxx" style:country-complex="none"/>
    </style:style>
    <style:style style:name="P13" style:family="paragraph" style:parent-style-name="Standard">
      <style:paragraph-properties fo:margin-left="3.778cm" fo:margin-right="2.584cm" fo:line-height="95%" fo:text-align="center" style:justify-single-word="false" fo:text-indent="1.743cm" style:auto-text-indent="false"/>
      <style:text-properties style:font-name="Times New Roman" fo:font-size="12pt" fo:language="zxx" fo:country="none" fo:font-weight="bold" officeooo:paragraph-rsid="000199bb" style:font-size-asian="12pt" style:language-asian="zxx" style:country-asian="none" style:font-weight-asian="bold" style:font-name-complex="Times New Roman1" style:language-complex="zxx" style:country-complex="none"/>
    </style:style>
    <style:style style:name="P14" style:family="paragraph" style:parent-style-name="Standard">
      <style:paragraph-properties fo:margin-left="2.958cm" fo:margin-right="1.803cm" fo:line-height="0.723cm" fo:text-align="center" style:justify-single-word="false" fo:text-indent="0cm" style:auto-text-indent="false"/>
      <style:text-properties style:font-name="Times New Roman" fo:font-size="14pt" fo:language="zxx" fo:country="none" officeooo:paragraph-rsid="000199bb" style:font-size-asian="14pt" style:language-asian="zxx" style:country-asian="none" style:font-name-complex="Times New Roman1" style:font-size-complex="14pt" style:language-complex="zxx" style:country-complex="none"/>
    </style:style>
    <style:style style:name="P15" style:family="paragraph" style:parent-style-name="Standard">
      <loext:graphic-properties draw:fill="solid" draw:fill-color="#1e1f22"/>
      <style:paragraph-properties fo:background-color="#1e1f22" fo:padding="0cm" fo:border="none" style:shadow="none"/>
    </style:style>
    <style:style style:name="P16" style:family="paragraph" style:parent-style-name="Text_20_body">
      <style:paragraph-properties fo:margin-top="0.018cm" fo:margin-bottom="0cm" style:contextual-spacing="false"/>
      <style:text-properties fo:font-size="10.5pt" fo:language="zxx" fo:country="none" fo:font-weight="bold" officeooo:paragraph-rsid="000199bb" style:font-size-asian="10.5pt" style:language-asian="zxx" style:country-asian="none" style:font-weight-asian="bold" style:language-complex="zxx" style:country-complex="none"/>
    </style:style>
    <style:style style:name="P17" style:family="paragraph" style:parent-style-name="Text_20_body">
      <style:text-properties fo:font-size="13pt" fo:language="zxx" fo:country="none" officeooo:paragraph-rsid="000199bb" style:font-size-asian="13pt" style:language-asian="zxx" style:country-asian="none" style:language-complex="zxx" style:country-complex="none"/>
    </style:style>
    <style:style style:name="P18" style:family="paragraph" style:parent-style-name="Text_20_body">
      <style:text-properties fo:font-size="15pt" fo:language="zxx" fo:country="none" officeooo:paragraph-rsid="000199bb" style:font-size-asian="15pt" style:language-asian="zxx" style:country-asian="none" style:language-complex="zxx" style:country-complex="none"/>
    </style:style>
    <style:style style:name="P19" style:family="paragraph" style:parent-style-name="Text_20_body">
      <style:paragraph-properties fo:margin-top="0.018cm" fo:margin-bottom="0cm" style:contextual-spacing="false"/>
      <style:text-properties fo:font-size="18.5pt" fo:language="zxx" fo:country="none" officeooo:paragraph-rsid="000199bb" style:font-size-asian="18.5pt" style:language-asian="zxx" style:country-asian="none" style:language-complex="zxx" style:country-complex="none"/>
    </style:style>
    <style:style style:name="P20" style:family="paragraph" style:parent-style-name="Text_20_body">
      <style:paragraph-properties fo:margin-top="0.004cm" fo:margin-bottom="0cm" style:contextual-spacing="false"/>
      <style:text-properties fo:font-size="14.5pt" fo:language="zxx" fo:country="none" officeooo:paragraph-rsid="000199bb" style:font-size-asian="14.5pt" style:language-asian="zxx" style:country-asian="none" style:language-complex="zxx" style:country-complex="none"/>
    </style:style>
    <style:style style:name="P21" style:family="paragraph" style:parent-style-name="Text_20_body">
      <style:paragraph-properties fo:margin-top="0.014cm" fo:margin-bottom="0cm" style:contextual-spacing="false"/>
      <style:text-properties fo:font-size="20.5pt" fo:language="zxx" fo:country="none" officeooo:paragraph-rsid="000199bb" style:font-size-asian="20.5pt" style:language-asian="zxx" style:country-asian="none" style:language-complex="zxx" style:country-complex="none"/>
    </style:style>
    <style:style style:name="P22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start" style:justify-single-word="false" fo:text-indent="0cm" style:auto-text-indent="false" fo:background-color="transparent"/>
      <style:text-properties fo:language="zxx" fo:country="none" fo:font-weight="normal" officeooo:rsid="00101482" officeooo:paragraph-rsid="000199bb" style:language-asian="zxx" style:country-asian="none" style:font-weight-asian="normal" style:language-complex="zxx" style:country-complex="none" style:font-weight-complex="normal"/>
    </style:style>
    <style:style style:name="P23" style:family="paragraph" style:parent-style-name="Standard">
      <loext:graphic-properties draw:fill="none"/>
      <style:paragraph-properties fo:margin-left="0cm" fo:margin-right="0cm" fo:margin-top="0cm" fo:margin-bottom="0.247cm" style:contextual-spacing="false" fo:line-height="115%" fo:text-align="start" style:justify-single-word="false" fo:text-indent="0cm" style:auto-text-indent="false" fo:background-color="transparent"/>
      <style:text-properties fo:language="zxx" fo:country="none" fo:font-weight="normal" officeooo:rsid="00101482" officeooo:paragraph-rsid="000199bb" style:language-asian="zxx" style:country-asian="none" style:font-weight-asian="normal" style:language-complex="zxx" style:country-complex="none" style:font-weight-complex="normal"/>
    </style:style>
    <style:style style:name="T1" style:family="text">
      <style:text-properties style:font-name="Times New Roman" fo:font-size="18pt" fo:font-weight="bold" style:font-size-asian="18pt" style:font-weight-asian="bold" style:font-name-complex="Times New Roman1"/>
    </style:style>
    <style:style style:name="T2" style:family="text">
      <style:text-properties style:font-name="Times New Roman" fo:font-size="18pt" fo:font-weight="bold" officeooo:rsid="000199bb" style:font-size-asian="18pt" style:font-weight-asian="bold" style:font-name-complex="Times New Roman1"/>
    </style:style>
    <style:style style:name="T3" style:family="text">
      <style:text-properties style:font-name="Times New Roman" fo:font-size="14pt" style:font-size-asian="14pt" style:font-name-complex="Times New Roman1" style:font-size-complex="14pt"/>
    </style:style>
    <style:style style:name="T4" style:family="text">
      <style:text-properties style:font-name="Times New Roman" fo:font-size="14pt" officeooo:rsid="00083cf1" style:font-size-asian="14pt" style:font-name-complex="Times New Roman1" style:font-size-complex="14pt"/>
    </style:style>
    <style:style style:name="T5" style:family="text">
      <style:text-properties officeooo:rsid="003352ca"/>
    </style:style>
    <style:style style:name="T6" style:family="text">
      <style:text-properties officeooo:rsid="000a28f6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color="#cf8e6d" loext:opacity="100%" style:font-name="JetBrains Mono" fo:font-size="10pt" fo:font-style="normal" fo:font-weight="normal" style:font-size-asian="10pt" style:font-style-asian="normal" style:font-weight-asian="normal"/>
    </style:style>
    <style:style style:name="T9" style:family="text">
      <style:text-properties fo:color="#cf8e6d" loext:opacity="100%" style:font-name="JetBrains Mono" fo:font-size="10pt" fo:font-style="normal" fo:font-weight="normal" style:font-size-asian="10pt" style:font-style-asian="normal" style:font-weight-asian="normal" style:font-weight-complex="normal"/>
    </style:style>
    <style:style style:name="T10" style:family="text">
      <style:text-properties fo:color="#bcbec4" loext:opacity="100%" style:font-name="JetBrains Mono" fo:font-size="10pt" fo:font-style="normal" fo:font-weight="normal" style:font-size-asian="10pt" style:font-style-asian="normal" style:font-weight-asian="normal"/>
    </style:style>
    <style:style style:name="T11" style:family="text">
      <style:text-properties fo:color="#c77dbb" loext:opacity="100%" style:font-name="JetBrains Mono" fo:font-size="10pt" fo:font-style="normal" fo:font-weight="normal" style:font-size-asian="10pt" style:font-style-asian="normal" style:font-weight-asian="normal"/>
    </style:style>
    <style:style style:name="T12" style:family="text">
      <style:text-properties fo:color="#2aacb8" loext:opacity="100%" style:font-name="JetBrains Mono" fo:font-size="10pt" fo:font-style="normal" fo:font-weight="normal" style:font-size-asian="10pt" style:font-style-asian="normal" style:font-weight-asian="normal"/>
    </style:style>
    <style:style style:name="T13" style:family="text">
      <style:text-properties fo:color="#7a7e85" loext:opacity="100%" style:font-name="JetBrains Mono" fo:font-size="10pt" fo:font-style="normal" fo:font-weight="normal" style:font-size-asian="10pt" style:font-style-asian="normal" style:font-weight-asian="normal"/>
    </style:style>
    <style:style style:name="T14" style:family="text">
      <style:text-properties fo:color="#7a7e85" loext:opacity="100%" style:font-name="JetBrains Mono" fo:font-size="10pt" fo:font-style="normal" fo:font-weight="normal" style:font-size-asian="10pt" style:font-style-asian="normal" style:font-weight-asian="normal" style:font-weight-complex="normal"/>
    </style:style>
    <style:style style:name="T15" style:family="text">
      <style:text-properties fo:color="#6aab73" loext:opacity="100%" style:font-name="JetBrains Mono" fo:font-size="10pt" fo:font-style="normal" fo:font-weight="normal" style:font-size-asian="10pt" style:font-style-asian="normal" style:font-weight-asian="normal"/>
    </style:style>
    <style:style style:name="T16" style:family="text">
      <style:text-properties fo:language="ru" fo:country="RU" officeooo:rsid="0002db1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МИНИСТЕРСТВО НАУКИ И ВЫСШЕГО ОБРАЗОВАНИЯ РОССИЙСКОЙ ФЕДЕРАЦИИ</text:p>
      <text:p text:style-name="P12">ФЕДЕРАЛЬНОЕ ГОСУДАРСТВЕННОЕ БЮДЖЕТНОЕ ОБРАЗОВАТЕЛЬНОЕ УЧРЕЖДЕНИЕ ВЫСШЕГО ОБРАЗОВАНИЯ</text:p>
      <text:p text:style-name="P13">«БЕЛГОРОДСКИЙ ГОСУДАРСТВЕННЫЙ ТЕХНОЛОГИЧЕСКИЙ УНИВЕРСИТЕТ им. В. Г. ШУХОВА» (БГТУ им. В.Г. Шухова)</text:p>
      <text:p text:style-name="P16"/>
      <text:p text:style-name="P11">Кафедра программного обеспечения вычислительной техники и автоматизированных систем</text:p>
      <text:p text:style-name="P17"/>
      <text:p text:style-name="P17"/>
      <text:p text:style-name="P17"/>
      <text:p text:style-name="P17"/>
      <text:p text:style-name="P17"/>
      <text:p text:style-name="P8"/>
      <text:p text:style-name="P4"><text:span text:style-name="T1">Лабораторная работа №</text:span><text:span text:style-name="T2">2</text:span><text:span text:style-name="T1"><text:line-break/></text:span><text:span text:style-name="T3">по дисциплине: </text:span><text:span text:style-name="T4">Архитектура вычислительных систем</text:span></text:p>
      <text:p text:style-name="P14">тема: «Создание объектов базы данных в СУБД»</text:p>
      <text:p text:style-name="P18"/>
      <text:p text:style-name="P18"/>
      <text:p text:style-name="P18"/>
      <text:p text:style-name="P18"/>
      <text:p text:style-name="P19"/>
      <text:p text:style-name="P9">Выполнил: ст. группы <text:span text:style-name="T5">ПВ-211</text:span> </text:p>
      <text:p text:style-name="P5">Чувилко Илья Р<text:span text:style-name="T6">оманович</text:span></text:p>
      <text:p text:style-name="P20"/>
      <text:p text:style-name="P6">Проверил:</text:p>
      <text:p text:style-name="P6">Осипов Олег Васильевич</text:p>
      <text:p text:style-name="P18"/>
      <text:p text:style-name="P18"/>
      <text:p text:style-name="P21"/>
      <text:p text:style-name="P7">Белгород 202<text:span text:style-name="T5">2</text:span> г.</text:p>
      <text:p text:style-name="P7"/>
      <text:p text:style-name="P3"><text:soft-page-break/>Вариант 20</text:p>
      <text:p text:style-name="P1">Цель работы: <text:span text:style-name="T7">изучить основные возможности языка SQL для создания структуры базы данных. Научиться создавать базы данных, таблицы, связи, ограничения, а также создавать, изменять и удалять данные. </text:span></text:p>
      <text:p text:style-name="P22"/>
      <text:p text:style-name="P1">Задание к работе </text:p>
      <text:p text:style-name="P22">1. Составить SQL-запросы для создания структуры базы данных, полученной в результате лабораторной работы №1. Указать используемые типы данных, ограничения значений полей; для связей: действия с записями подчинённой таблицы при удалении и изменении соответствующей записи главной таблицы.</text:p>
      <text:p text:style-name="P22">2. С помощью SQL-запросов выполнить добавление 3–4 записей в каждую таблицу, изменение и удаление нескольких записей.</text:p>
      <text:p text:style-name="P22"/>
      <text:p text:style-name="P1">Выполнение работы<text:span text:style-name="T7">: </text:span></text:p>
      <text:p text:style-name="P1"><text:span text:style-name="T16">Задание </text:span>1. <text:span text:style-name="T7">Составить SQL-запросы для создания структуры базы данных, полученной в результате лабораторной работы №1. Указать используемые типы данных, ограничения значений полей; для связей: действия с записями подчинённой таблицы при удалении и изменении соответствующей записи главной таблицы.</text:span></text:p>
      <text:p text:style-name="P22"/>
      <text:p text:style-name="P1">Создание БД: </text:p>
      <text:p text:style-name="P15"><text:span text:style-name="T9">CREATE DATABASE IF NOT EXISTS </text:span><text:span text:style-name="T10">dealership;</text:span></text:p>
      <text:p text:style-name="P23"/>
      <text:p text:style-name="P1">Создание таблиц: </text:p>
      <text:p text:style-name="P15"><text:span text:style-name="T9">CREATE TABLE IF NOT EXISTS </text:span><text:span text:style-name="T10">`dealership`.`contact_details`<text:line-break/>(<text:line-break/> <text:s text:c="3"/></text:span><text:span text:style-name="T11">`id` <text:s text:c="8"/></text:span><text:span text:style-name="T8">INT</text:span><text:span text:style-name="T10"> <text:s text:c="3"/></text:span><text:span text:style-name="T8">NOT NULL AUTO_INCREMENT</text:span><text:span text:style-name="T10">,<text:line-break/> <text:s text:c="3"/></text:span><text:span text:style-name="T11">`first_name` </text:span><text:span text:style-name="T8">VARCHAR</text:span><text:span text:style-name="T10">(</text:span><text:span text:style-name="T12">20</text:span><text:span text:style-name="T10">) </text:span><text:span text:style-name="T8">NOT NULL</text:span><text:span text:style-name="T10">,<text:line-break/> <text:s text:c="3"/></text:span><text:span text:style-name="T11">`last_name` <text:s/></text:span><text:span text:style-name="T8">VARCHAR</text:span><text:span text:style-name="T10">(</text:span><text:span text:style-name="T12">20</text:span><text:span text:style-name="T10">) </text:span><text:span text:style-name="T8">NOT NULL</text:span><text:span text:style-name="T10">,<text:line-break/> <text:s text:c="3"/></text:span><text:span text:style-name="T11">`email` <text:s text:c="5"/></text:span><text:span text:style-name="T8">VARCHAR</text:span><text:span text:style-name="T10">(</text:span><text:span text:style-name="T12">30</text:span><text:span text:style-name="T10">) </text:span><text:span text:style-name="T8">NULL</text:span><text:span text:style-name="T10">,<text:line-break/> <text:s text:c="3"/></text:span><text:span text:style-name="T11">`phone` <text:s text:c="5"/></text:span><text:span text:style-name="T8">VARCHAR</text:span><text:span text:style-name="T10">(</text:span><text:span text:style-name="T12">12</text:span><text:span text:style-name="T10">) </text:span><text:span text:style-name="T8">NULL</text:span><text:span text:style-name="T10">,<text:line-break/> <text:s text:c="3"/></text:span><text:span text:style-name="T8">PRIMARY KEY </text:span><text:span text:style-name="T10">(</text:span><text:span text:style-name="T11">`id`</text:span><text:span text:style-name="T10">)<text:line-break/>) </text:span><text:span text:style-name="T8">ENGINE </text:span><text:span text:style-name="T10">= InnoDB;<text:line-break/><text:line-break/></text:span><text:span text:style-name="T8">CREATE TABLE IF NOT EXISTS </text:span><text:span text:style-name="T10">`dealership`.`buyer`<text:line-break/>(<text:line-break/> <text:s text:c="3"/></text:span><text:span text:style-name="T11">`id` <text:s text:c="16"/></text:span><text:span text:style-name="T8">INT</text:span><text:span text:style-name="T10"> </text:span><text:span text:style-name="T8">NOT NULL AUTO_INCREMENT</text:span><text:span text:style-name="T10">,<text:line-break/> <text:s text:c="3"/></text:span><text:span text:style-name="T11">`contact_details_id` </text:span><text:span text:style-name="T8">INT</text:span><text:span text:style-name="T10"> </text:span><text:span text:style-name="T8">NOT NULL</text:span><text:span text:style-name="T10">,<text:line-break/> <text:s text:c="3"/></text:span><text:span text:style-name="T8">PRIMARY KEY </text:span><text:span text:style-name="T10">(</text:span><text:span text:style-name="T11">`id`</text:span><text:span text:style-name="T10">),<text:line-break/> <text:s text:c="3"/></text:span><text:span text:style-name="T8">FOREIGN KEY </text:span><text:span text:style-name="T10">(</text:span><text:span text:style-name="T11">contact_details_id</text:span><text:span text:style-name="T10">) </text:span><text:span text:style-name="T8">REFERENCES </text:span><text:span text:style-name="T10">contact_details (</text:span><text:span text:style-name="T11">id</text:span><text:span text:style-name="T10">)<text:line-break/>) </text:span><text:span text:style-name="T8">ENGINE </text:span><text:span text:style-name="T10">= InnoDB;<text:line-break/><text:line-break/></text:span><text:span text:style-name="T8">CREATE TABLE IF NOT EXISTS </text:span><text:span text:style-name="T10">`dealership`.`qualification`<text:line-break/>(<text:line-break/> <text:s text:c="3"/></text:span><text:span text:style-name="T11">`id` <text:s text:c="14"/></text:span><text:span text:style-name="T8">INT</text:span><text:span text:style-name="T10"> <text:s text:c="5"/></text:span><text:span text:style-name="T8">NOT NULL AUTO_INCREMENT</text:span><text:span text:style-name="T10">,<text:line-break/> <text:s text:c="3"/></text:span><text:span text:style-name="T11">`post` <text:s text:c="12"/></text:span><text:span text:style-name="T8">VARCHAR</text:span><text:span text:style-name="T10">(</text:span><text:span text:style-name="T12">30</text:span><text:span text:style-name="T10">) <text:s/></text:span><text:span text:style-name="T8">NOT NULL</text:span><text:span text:style-name="T10">,<text:line-break/> <text:s text:c="3"/></text:span><text:span text:style-name="T11">`experience` <text:s text:c="6"/></text:span><text:span text:style-name="T8">INT</text:span><text:span text:style-name="T10"> <text:s text:c="6"/></text:span><text:span text:style-name="T8">NOT NULL</text:span><text:span text:style-name="T10">,<text:line-break/> <text:s text:c="3"/></text:span><text:span text:style-name="T11">`certification` <text:s text:c="3"/></text:span><text:span text:style-name="T8">VARCHAR</text:span><text:span text:style-name="T10">(</text:span><text:span text:style-name="T12">30</text:span><text:span text:style-name="T10">) <text:s/></text:span><text:span text:style-name="T8">NOT NULL</text:span><text:span text:style-name="T10">,<text:line-break/></text:span><text:soft-page-break/><text:span text:style-name="T10"> <text:s text:c="3"/></text:span><text:span text:style-name="T11">`additional_notes` </text:span><text:span text:style-name="T8">VARCHAR</text:span><text:span text:style-name="T10">(</text:span><text:span text:style-name="T12">255</text:span><text:span text:style-name="T10">) </text:span><text:span text:style-name="T8">NOT NULL</text:span><text:span text:style-name="T10">,<text:line-break/> <text:s text:c="3"/></text:span><text:span text:style-name="T8">PRIMARY KEY </text:span><text:span text:style-name="T10">(</text:span><text:span text:style-name="T11">`id`</text:span><text:span text:style-name="T10">)<text:line-break/>) </text:span><text:span text:style-name="T8">ENGINE </text:span><text:span text:style-name="T10">= InnoDB;<text:line-break/><text:line-break/></text:span><text:span text:style-name="T8">CREATE TABLE IF NOT EXISTS </text:span><text:span text:style-name="T10">`dealership`.`seller`<text:line-break/>(<text:line-break/> <text:s text:c="3"/></text:span><text:span text:style-name="T11">`id` <text:s text:c="16"/></text:span><text:span text:style-name="T8">INT</text:span><text:span text:style-name="T10"> </text:span><text:span text:style-name="T8">NOT NULL AUTO_INCREMENT</text:span><text:span text:style-name="T10">,<text:line-break/> <text:s text:c="3"/></text:span><text:span text:style-name="T11">`contact_details_id` </text:span><text:span text:style-name="T8">INT</text:span><text:span text:style-name="T10"> </text:span><text:span text:style-name="T8">NOT NULL</text:span><text:span text:style-name="T10">,<text:line-break/> <text:s text:c="3"/></text:span><text:span text:style-name="T11">`qualification_id` <text:s text:c="2"/></text:span><text:span text:style-name="T8">INT</text:span><text:span text:style-name="T10"> </text:span><text:span text:style-name="T8">NOT NULL</text:span><text:span text:style-name="T10">,<text:line-break/> <text:s text:c="3"/></text:span><text:span text:style-name="T8">PRIMARY KEY </text:span><text:span text:style-name="T10">(</text:span><text:span text:style-name="T11">`id`</text:span><text:span text:style-name="T10">),<text:line-break/> <text:s text:c="3"/></text:span><text:span text:style-name="T8">FOREIGN KEY </text:span><text:span text:style-name="T10">(</text:span><text:span text:style-name="T11">contact_details_id</text:span><text:span text:style-name="T10">) </text:span><text:span text:style-name="T8">REFERENCES </text:span><text:span text:style-name="T10">contact_details (</text:span><text:span text:style-name="T11">id</text:span><text:span text:style-name="T10">),<text:line-break/> <text:s text:c="3"/></text:span><text:span text:style-name="T8">FOREIGN KEY </text:span><text:span text:style-name="T10">(</text:span><text:span text:style-name="T11">qualification_id</text:span><text:span text:style-name="T10">) </text:span><text:span text:style-name="T8">REFERENCES </text:span><text:span text:style-name="T10">qualification (</text:span><text:span text:style-name="T11">id</text:span><text:span text:style-name="T10">)<text:line-break/>) </text:span><text:span text:style-name="T8">ENGINE </text:span><text:span text:style-name="T10">= InnoDB;<text:line-break/><text:line-break/></text:span><text:span text:style-name="T8">CREATE TABLE IF NOT EXISTS </text:span><text:span text:style-name="T10">`dealership`.`car`<text:line-break/>(<text:line-break/> <text:s text:c="3"/></text:span><text:span text:style-name="T11">`id` <text:s text:c="13"/></text:span><text:span text:style-name="T8">INT</text:span><text:span text:style-name="T10"> <text:s text:c="4"/></text:span><text:span text:style-name="T8">NOT NULL AUTO_INCREMENT</text:span><text:span text:style-name="T10">,<text:line-break/> <text:s text:c="3"/></text:span><text:span text:style-name="T11">`mark` <text:s text:c="11"/></text:span><text:span text:style-name="T8">VARCHAR</text:span><text:span text:style-name="T10">(</text:span><text:span text:style-name="T12">20</text:span><text:span text:style-name="T10">) </text:span><text:span text:style-name="T8">NOT NULL</text:span><text:span text:style-name="T10">,<text:line-break/> <text:s text:c="3"/></text:span><text:span text:style-name="T11">`model` <text:s text:c="10"/></text:span><text:span text:style-name="T8">VARCHAR</text:span><text:span text:style-name="T10">(</text:span><text:span text:style-name="T12">20</text:span><text:span text:style-name="T10">) </text:span><text:span text:style-name="T8">NOT NULL</text:span><text:span text:style-name="T10">,<text:line-break/> <text:s text:c="3"/></text:span><text:span text:style-name="T11">`year_of_release` </text:span><text:span text:style-name="T8">DATE <text:s text:c="7"/>NOT NULL</text:span><text:span text:style-name="T10">,<text:line-break/> <text:s text:c="3"/></text:span><text:span text:style-name="T11">`color` <text:s text:c="10"/></text:span><text:span text:style-name="T8">VARCHAR</text:span><text:span text:style-name="T10">(</text:span><text:span text:style-name="T12">10</text:span><text:span text:style-name="T10">) </text:span><text:span text:style-name="T8">NOT NULL</text:span><text:span text:style-name="T10">,<text:line-break/> <text:s text:c="3"/></text:span><text:span text:style-name="T11">`VIN` <text:s text:c="12"/></text:span><text:span text:style-name="T8">VARCHAR</text:span><text:span text:style-name="T10">(</text:span><text:span text:style-name="T12">18</text:span><text:span text:style-name="T10">) <text:s text:c="4"/></text:span><text:span text:style-name="T8">NOT NULL</text:span><text:span text:style-name="T10">,<text:line-break/> <text:s text:c="3"/></text:span><text:span text:style-name="T11">`price` <text:s text:c="10"/></text:span><text:span text:style-name="T8">INT</text:span><text:span text:style-name="T10"> <text:s text:c="4"/></text:span><text:span text:style-name="T8">NOT NULL</text:span><text:span text:style-name="T10">,<text:line-break/> <text:s text:c="3"/></text:span><text:span text:style-name="T8">PRIMARY KEY </text:span><text:span text:style-name="T10">(</text:span><text:span text:style-name="T11">`id`</text:span><text:span text:style-name="T10">)<text:line-break/>) </text:span><text:span text:style-name="T8">ENGINE </text:span><text:span text:style-name="T10">= InnoDB;<text:line-break/><text:line-break/></text:span><text:span text:style-name="T8">CREATE TABLE IF NOT EXISTS </text:span><text:span text:style-name="T10">`dealership`.`dealer`<text:line-break/>(<text:line-break/> <text:s text:c="3"/></text:span><text:span text:style-name="T11">`id` <text:s text:c="5"/></text:span><text:span text:style-name="T8">INT</text:span><text:span text:style-name="T10"> <text:s text:c="5"/></text:span><text:span text:style-name="T8">NOT NULL AUTO_INCREMENT</text:span><text:span text:style-name="T10">,<text:line-break/> <text:s text:c="3"/></text:span><text:span text:style-name="T11">`title` <text:s text:c="2"/></text:span><text:span text:style-name="T8">VARCHAR</text:span><text:span text:style-name="T10">(</text:span><text:span text:style-name="T12">30</text:span><text:span text:style-name="T10">) <text:s/></text:span><text:span text:style-name="T8">NOT NULL</text:span><text:span text:style-name="T10">,<text:line-break/> <text:s text:c="3"/></text:span><text:span text:style-name="T11">`address` </text:span><text:span text:style-name="T8">VARCHAR</text:span><text:span text:style-name="T10">(</text:span><text:span text:style-name="T12">100</text:span><text:span text:style-name="T10">) </text:span><text:span text:style-name="T8">NOT NULL</text:span><text:span text:style-name="T10">,<text:line-break/> <text:s text:c="3"/></text:span><text:span text:style-name="T11">`city` <text:s text:c="3"/></text:span><text:span text:style-name="T8">VARCHAR</text:span><text:span text:style-name="T10">(</text:span><text:span text:style-name="T12">30</text:span><text:span text:style-name="T10">) <text:s/></text:span><text:span text:style-name="T8">NOT NULL</text:span><text:span text:style-name="T10">,<text:line-break/> <text:s text:c="3"/></text:span><text:span text:style-name="T11">`rating` <text:s/></text:span><text:span text:style-name="T8">FLOAT</text:span><text:span text:style-name="T10"> <text:s text:c="4"/></text:span><text:span text:style-name="T8">NOT NULL</text:span><text:span text:style-name="T10">,<text:line-break/> <text:s text:c="3"/></text:span><text:span text:style-name="T11">`car_id` <text:s/></text:span><text:span text:style-name="T8">INT</text:span><text:span text:style-name="T10"> <text:s text:c="5"/></text:span><text:span text:style-name="T8">NOT NULL</text:span><text:span text:style-name="T10">,<text:line-break/> <text:s text:c="3"/></text:span><text:span text:style-name="T8">PRIMARY KEY </text:span><text:span text:style-name="T10">(</text:span><text:span text:style-name="T11">`id`</text:span><text:span text:style-name="T10">),<text:line-break/> <text:s text:c="3"/></text:span><text:span text:style-name="T8">FOREIGN KEY </text:span><text:span text:style-name="T10">(</text:span><text:span text:style-name="T11">car_id</text:span><text:span text:style-name="T10">) </text:span><text:span text:style-name="T8">REFERENCES </text:span><text:span text:style-name="T10">car (</text:span><text:span text:style-name="T11">id</text:span><text:span text:style-name="T10">)<text:line-break/>) </text:span><text:span text:style-name="T8">ENGINE </text:span><text:span text:style-name="T10">= InnoDB;<text:line-break/><text:line-break/></text:span><text:span text:style-name="T8">CREATE TABLE IF NOT EXISTS </text:span><text:span text:style-name="T10">`dealership`.`sales_contract`<text:line-break/>(<text:line-break/> <text:s text:c="3"/></text:span><text:span text:style-name="T11">`id` <text:s text:c="10"/></text:span><text:span text:style-name="T8">INT</text:span><text:span text:style-name="T10"> <text:s/></text:span><text:span text:style-name="T8">NOT NULL AUTO_INCREMENT</text:span><text:span text:style-name="T10">,<text:line-break/> <text:s text:c="3"/></text:span><text:span text:style-name="T11">`date_of_sale` </text:span><text:span text:style-name="T8">DATETIME NOT NULL</text:span><text:span text:style-name="T10">,<text:line-break/> <text:s text:c="3"/></text:span><text:span text:style-name="T11">`sale_amount` <text:s/></text:span><text:span text:style-name="T8">INT</text:span><text:span text:style-name="T10"> <text:s/></text:span><text:span text:style-name="T8">NOT NULL</text:span><text:span text:style-name="T10">,<text:line-break/> <text:s text:c="3"/></text:span><text:span text:style-name="T11">`seller_id` <text:s text:c="3"/></text:span><text:span text:style-name="T8">INT</text:span><text:span text:style-name="T10"> <text:s/></text:span><text:span text:style-name="T8">NOT NULL</text:span><text:span text:style-name="T10">,<text:line-break/> <text:s text:c="3"/></text:span><text:span text:style-name="T11">`buyer_id` <text:s text:c="4"/></text:span><text:span text:style-name="T8">INT</text:span><text:span text:style-name="T10"> <text:s/></text:span><text:span text:style-name="T8">NOT NULL</text:span><text:span text:style-name="T10">,<text:line-break/> <text:s text:c="3"/></text:span><text:span text:style-name="T11">`dealer_id` <text:s text:c="3"/></text:span><text:span text:style-name="T8">INT</text:span><text:span text:style-name="T10"> <text:s/></text:span><text:span text:style-name="T8">NOT NULL</text:span><text:span text:style-name="T10">,<text:line-break/> <text:s text:c="3"/></text:span><text:span text:style-name="T11">`car_id` <text:s text:c="6"/></text:span><text:span text:style-name="T8">INT</text:span><text:span text:style-name="T10"> <text:s/></text:span><text:span text:style-name="T8">NOT NULL</text:span><text:span text:style-name="T10">,<text:line-break/> <text:s text:c="3"/></text:span><text:span text:style-name="T8">PRIMARY KEY </text:span><text:span text:style-name="T10">(</text:span><text:span text:style-name="T11">`id`</text:span><text:span text:style-name="T10">),<text:line-break/> <text:s text:c="3"/></text:span><text:span text:style-name="T8">FOREIGN KEY </text:span><text:span text:style-name="T10">(</text:span><text:span text:style-name="T11">seller_id</text:span><text:span text:style-name="T10">) </text:span><text:span text:style-name="T8">REFERENCES </text:span><text:span text:style-name="T10">seller (</text:span><text:span text:style-name="T11">id</text:span><text:span text:style-name="T10">),<text:line-break/> <text:s text:c="3"/></text:span><text:span text:style-name="T8">FOREIGN KEY </text:span><text:span text:style-name="T10">(</text:span><text:span text:style-name="T11">buyer_id</text:span><text:span text:style-name="T10">) </text:span><text:span text:style-name="T8">REFERENCES </text:span><text:span text:style-name="T10">buyer (</text:span><text:span text:style-name="T11">id</text:span><text:span text:style-name="T10">),<text:line-break/> <text:s text:c="3"/></text:span><text:span text:style-name="T8">FOREIGN KEY </text:span><text:span text:style-name="T10">(</text:span><text:span text:style-name="T11">dealer_id</text:span><text:span text:style-name="T10">) </text:span><text:span text:style-name="T8">REFERENCES </text:span><text:span text:style-name="T10">dealer (</text:span><text:span text:style-name="T11">id</text:span><text:span text:style-name="T10">),<text:line-break/> <text:s text:c="3"/></text:span><text:span text:style-name="T8">FOREIGN KEY </text:span><text:span text:style-name="T10">(</text:span><text:span text:style-name="T11">car_id</text:span><text:span text:style-name="T10">) </text:span><text:span text:style-name="T8">REFERENCES </text:span><text:span text:style-name="T10">car (</text:span><text:span text:style-name="T11">id</text:span><text:span text:style-name="T10">)<text:line-break/>) </text:span><text:span text:style-name="T8">ENGINE </text:span><text:span text:style-name="T10">= InnoDB;</text:span></text:p>
      <text:p text:style-name="P23"/>
      <text:p text:style-name="P22"/>
      <text:p text:style-name="P22"/>
      <text:p text:style-name="P22"/>
      <text:p text:style-name="P22"/>
      <text:p text:style-name="P2"><text:soft-page-break/><text:span text:style-name="T16">Задание </text:span>2.<text:span text:style-name="T7"> С помощью SQL-запросов выполнить добавление 3–4 записей в каждую таблицу, изменение и удаление нескольких записей.</text:span></text:p>
      <text:p text:style-name="P1">Запросы создания записей для каждой таблицы: </text:p>
      <text:p text:style-name="P15"><text:span text:style-name="T14">-- </text:span><text:span text:style-name="T13">Вставка данных в таблицу "qualification"<text:line-break/></text:span><text:span text:style-name="T8">INSERT INTO </text:span><text:span text:style-name="T10">dealership.qualification (</text:span><text:span text:style-name="T11">post</text:span><text:span text:style-name="T10">, </text:span><text:span text:style-name="T11">experience</text:span><text:span text:style-name="T10">, </text:span><text:span text:style-name="T11">certification</text:span><text:span text:style-name="T10">, </text:span><text:span text:style-name="T11">additional_notes</text:span><text:span text:style-name="T10">)<text:line-break/></text:span><text:span text:style-name="T8">VALUES<text:line-break/> <text:s/></text:span><text:span text:style-name="T10">(</text:span><text:span text:style-name="T15">'Менеджер по продажам'</text:span><text:span text:style-name="T10">, </text:span><text:span text:style-name="T12">3</text:span><text:span text:style-name="T10">, </text:span><text:span text:style-name="T15">'Сертификат №12345'</text:span><text:span text:style-name="T10">, </text:span><text:span text:style-name="T15">'Дополнительные навыки: клиентоориентированность'</text:span><text:span text:style-name="T10">),<text:line-break/> <text:s/>(</text:span><text:span text:style-name="T15">'Технический специалист'</text:span><text:span text:style-name="T10">, </text:span><text:span text:style-name="T12">5</text:span><text:span text:style-name="T10">, </text:span><text:span text:style-name="T15">'Сертификат №54321'</text:span><text:span text:style-name="T10">, </text:span><text:span text:style-name="T15">'Дополнительные навыки: техническое обслуживание автомобилей'</text:span><text:span text:style-name="T10">);<text:line-break/><text:line-break/><text:line-break/></text:span><text:span text:style-name="T13">-- Вставка данных в таблицу "contact_details"<text:line-break/></text:span><text:span text:style-name="T8">INSERT INTO </text:span><text:span text:style-name="T10">dealership.contact_details (</text:span><text:span text:style-name="T11">first_name</text:span><text:span text:style-name="T10">, </text:span><text:span text:style-name="T11">last_name</text:span><text:span text:style-name="T10">, </text:span><text:span text:style-name="T11">email</text:span><text:span text:style-name="T10">, </text:span><text:span text:style-name="T11">phone</text:span><text:span text:style-name="T10">)<text:line-break/></text:span><text:span text:style-name="T8">VALUES<text:line-break/> <text:s/></text:span><text:span text:style-name="T10">(</text:span><text:span text:style-name="T15">'John'</text:span><text:span text:style-name="T10">, </text:span><text:span text:style-name="T15">'Doe'</text:span><text:span text:style-name="T10">, </text:span><text:span text:style-name="T15">'john@example.com'</text:span><text:span text:style-name="T10">, </text:span><text:span text:style-name="T15">'1234567890'</text:span><text:span text:style-name="T10">),<text:line-break/> <text:s/>(</text:span><text:span text:style-name="T15">'Jane'</text:span><text:span text:style-name="T10">, </text:span><text:span text:style-name="T15">'Smith'</text:span><text:span text:style-name="T10">, </text:span><text:span text:style-name="T15">'jane@example.com'</text:span><text:span text:style-name="T10">, </text:span><text:span text:style-name="T15">'9876543210'</text:span><text:span text:style-name="T10">),<text:line-break/> <text:s/>(</text:span><text:span text:style-name="T15">'Alice'</text:span><text:span text:style-name="T10">, </text:span><text:span text:style-name="T15">'Johnson'</text:span><text:span text:style-name="T10">, </text:span><text:span text:style-name="T15">'alice@example.com'</text:span><text:span text:style-name="T10">, </text:span><text:span text:style-name="T15">'5555555555'</text:span><text:span text:style-name="T10">),<text:line-break/> <text:s/>(</text:span><text:span text:style-name="T15">'Bob'</text:span><text:span text:style-name="T10">, </text:span><text:span text:style-name="T15">'Williams'</text:span><text:span text:style-name="T10">, </text:span><text:span text:style-name="T15">'bob@example.com'</text:span><text:span text:style-name="T10">, </text:span><text:span text:style-name="T15">'7777777777'</text:span><text:span text:style-name="T10">),<text:line-break/> <text:s/>(</text:span><text:span text:style-name="T15">'Eva'</text:span><text:span text:style-name="T10">, </text:span><text:span text:style-name="T15">'Brown'</text:span><text:span text:style-name="T10">, </text:span><text:span text:style-name="T15">'eva@example.com'</text:span><text:span text:style-name="T10">, </text:span><text:span text:style-name="T15">'8888888888'</text:span><text:span text:style-name="T10">),<text:line-break/> <text:s/>(</text:span><text:span text:style-name="T15">'Mike'</text:span><text:span text:style-name="T10">, </text:span><text:span text:style-name="T15">'Davis'</text:span><text:span text:style-name="T10">, </text:span><text:span text:style-name="T15">'mike@example.com'</text:span><text:span text:style-name="T10">, </text:span><text:span text:style-name="T15">'6666666666'</text:span><text:span text:style-name="T10">),<text:line-break/> <text:s/>(</text:span><text:span text:style-name="T15">'Lisa'</text:span><text:span text:style-name="T10">, </text:span><text:span text:style-name="T15">'Lee'</text:span><text:span text:style-name="T10">, </text:span><text:span text:style-name="T15">'lisa@example.com'</text:span><text:span text:style-name="T10">, </text:span><text:span text:style-name="T15">'4444444444'</text:span><text:span text:style-name="T10">),<text:line-break/> <text:s/>(</text:span><text:span text:style-name="T15">'Alex'</text:span><text:span text:style-name="T10">, </text:span><text:span text:style-name="T15">'Taylor'</text:span><text:span text:style-name="T10">, </text:span><text:span text:style-name="T15">'alex@example.com'</text:span><text:span text:style-name="T10">, </text:span><text:span text:style-name="T15">'2222222222'</text:span><text:span text:style-name="T10">),<text:line-break/> <text:s/>(</text:span><text:span text:style-name="T15">'Sarah'</text:span><text:span text:style-name="T10">, </text:span><text:span text:style-name="T15">'Clark'</text:span><text:span text:style-name="T10">, </text:span><text:span text:style-name="T15">'sarah@example.com'</text:span><text:span text:style-name="T10">, </text:span><text:span text:style-name="T15">'9999999999'</text:span><text:span text:style-name="T10">),<text:line-break/> <text:s/>(</text:span><text:span text:style-name="T15">'Tom'</text:span><text:span text:style-name="T10">, </text:span><text:span text:style-name="T15">'Wilson'</text:span><text:span text:style-name="T10">, </text:span><text:span text:style-name="T15">'tom@example.com'</text:span><text:span text:style-name="T10">, </text:span><text:span text:style-name="T15">'1111111111'</text:span><text:span text:style-name="T10">);<text:line-break/><text:line-break/><text:line-break/></text:span><text:span text:style-name="T13">-- Вставка данных в таблицу "buyer"<text:line-break/></text:span><text:span text:style-name="T8">INSERT INTO </text:span><text:span text:style-name="T10">dealership.buyer (</text:span><text:span text:style-name="T11">contact_details_id</text:span><text:span text:style-name="T10">)<text:line-break/></text:span><text:span text:style-name="T8">VALUES<text:line-break/> <text:s/></text:span><text:span text:style-name="T10">(</text:span><text:span text:style-name="T12">1</text:span><text:span text:style-name="T10">), </text:span><text:span text:style-name="T13">-- Ссылка на контакт с id = 1<text:line-break/> <text:s/></text:span><text:span text:style-name="T10">(</text:span><text:span text:style-name="T12">3</text:span><text:span text:style-name="T10">), </text:span><text:span text:style-name="T13">-- Ссылка на контакт с id = 3<text:line-break/> <text:s/></text:span><text:span text:style-name="T10">(</text:span><text:span text:style-name="T12">5</text:span><text:span text:style-name="T10">), </text:span><text:span text:style-name="T13">-- Ссылка на контакт с id = 5<text:line-break/> <text:s/></text:span><text:span text:style-name="T10">(</text:span><text:span text:style-name="T12">7</text:span><text:span text:style-name="T10">), </text:span><text:span text:style-name="T13">-- Ссылка на контакт с id = 7<text:line-break/> <text:s/></text:span><text:span text:style-name="T10">(</text:span><text:span text:style-name="T12">9</text:span><text:span text:style-name="T10">); </text:span><text:span text:style-name="T13">-- Ссылка на контакт с id = 9<text:line-break/><text:line-break/><text:line-break/>-- Вставка данных в таблицу "seller"<text:line-break/></text:span><text:span text:style-name="T8">INSERT INTO </text:span><text:span text:style-name="T10">dealership.seller (</text:span><text:span text:style-name="T11">contact_details_id</text:span><text:span text:style-name="T10">, </text:span><text:span text:style-name="T11">qualification_id</text:span><text:span text:style-name="T10">)<text:line-break/></text:span><text:span text:style-name="T8">VALUES<text:line-break/> <text:s/></text:span><text:span text:style-name="T10">(</text:span><text:span text:style-name="T12">2</text:span><text:span text:style-name="T10">, </text:span><text:span text:style-name="T12">1</text:span><text:span text:style-name="T10">), </text:span><text:span text:style-name="T13">-- Ссылка на контакт с id = 2 и квалификацию с id = 1<text:line-break/> <text:s/></text:span><text:span text:style-name="T10">(</text:span><text:span text:style-name="T12">4</text:span><text:span text:style-name="T10">, </text:span><text:span text:style-name="T12">2</text:span><text:span text:style-name="T10">), </text:span><text:span text:style-name="T13">-- Ссылка на контакт с id = 4 и квалификацию с id = 2<text:line-break/> <text:s/></text:span><text:span text:style-name="T10">(</text:span><text:span text:style-name="T12">6</text:span><text:span text:style-name="T10">, </text:span><text:span text:style-name="T12">1</text:span><text:span text:style-name="T10">), </text:span><text:span text:style-name="T13">-- Ссылка на контакт с id = 6 и квалификацию с id = 1<text:line-break/> <text:s/></text:span><text:span text:style-name="T10">(</text:span><text:span text:style-name="T12">8</text:span><text:span text:style-name="T10">, </text:span><text:span text:style-name="T12">2</text:span><text:span text:style-name="T10">); </text:span><text:span text:style-name="T13">-- Ссылка на контакт с id = 8 и квалификацию с id = 2<text:line-break/><text:line-break/><text:line-break/>-- Вставка данных в таблицу "car"<text:line-break/></text:span><text:span text:style-name="T8">INSERT INTO </text:span><text:span text:style-name="T10">dealership.car (</text:span><text:span text:style-name="T11">mark</text:span><text:span text:style-name="T10">, </text:span><text:span text:style-name="T11">model</text:span><text:span text:style-name="T10">, </text:span><text:span text:style-name="T11">year_of_release</text:span><text:span text:style-name="T10">, </text:span><text:span text:style-name="T11">color</text:span><text:span text:style-name="T10">, </text:span><text:span text:style-name="T11">VIN</text:span><text:span text:style-name="T10">, </text:span><text:span text:style-name="T11">price</text:span><text:span text:style-name="T10">)<text:line-break/></text:span><text:span text:style-name="T8">VALUES<text:line-break/> <text:s/></text:span><text:span text:style-name="T10">(</text:span><text:span text:style-name="T15">'Toyota'</text:span><text:span text:style-name="T10">, </text:span><text:span text:style-name="T15">'Camry'</text:span><text:span text:style-name="T10">, </text:span><text:span text:style-name="T15">'2020-01-01'</text:span><text:span text:style-name="T10">, </text:span><text:span text:style-name="T15">'Blue'</text:span><text:span text:style-name="T10">, </text:span><text:span text:style-name="T12">12345678901234567</text:span><text:span text:style-name="T10">, </text:span><text:span text:style-name="T12">20000</text:span><text:span text:style-name="T10">),<text:line-break/> <text:s/>(</text:span><text:span text:style-name="T15">'Honda'</text:span><text:span text:style-name="T10">, </text:span><text:span text:style-name="T15">'Civic'</text:span><text:span text:style-name="T10">, </text:span><text:span text:style-name="T15">'2019-01-01'</text:span><text:span text:style-name="T10">, </text:span><text:span text:style-name="T15">'Red'</text:span><text:span text:style-name="T10">, </text:span><text:span text:style-name="T12">98765432109876543</text:span><text:span text:style-name="T10">, </text:span><text:span text:style-name="T12">18000</text:span><text:span text:style-name="T10">),<text:line-break/> <text:s/>(</text:span><text:span text:style-name="T15">'Ford'</text:span><text:span text:style-name="T10">, </text:span><text:span text:style-name="T15">'Focus'</text:span><text:span text:style-name="T10">, </text:span><text:span text:style-name="T15">'2018-01-01'</text:span><text:span text:style-name="T10">, </text:span><text:span text:style-name="T15">'Silver'</text:span><text:span text:style-name="T10">, </text:span><text:span text:style-name="T12">56789012345678901</text:span><text:span text:style-name="T10">, </text:span><text:span text:style-name="T12">15000</text:span><text:span text:style-name="T10">),<text:line-break/> <text:s/>(</text:span><text:span text:style-name="T15">'Chevrolet'</text:span><text:span text:style-name="T10">, </text:span><text:span text:style-name="T15">'Malibu'</text:span><text:span text:style-name="T10">, </text:span><text:span text:style-name="T15">'2021-01-01'</text:span><text:span text:style-name="T10">, </text:span><text:span text:style-name="T15">'Black'</text:span><text:span text:style-name="T10">, </text:span><text:span text:style-name="T12">23456789012345678</text:span><text:span text:style-name="T10">, </text:span><text:span text:style-name="T12">22000</text:span><text:span text:style-name="T10">),<text:line-break/> <text:s/>(</text:span><text:span text:style-name="T15">'Nissan'</text:span><text:span text:style-name="T10">, </text:span><text:span text:style-name="T15">'Altima'</text:span><text:span text:style-name="T10">, </text:span><text:span text:style-name="T15">'2017-01-01'</text:span><text:span text:style-name="T10">, </text:span><text:span text:style-name="T15">'White'</text:span><text:span text:style-name="T10">, </text:span><text:span text:style-name="T12">78901234567890123</text:span><text:span text:style-name="T10">, </text:span><text:span text:style-name="T12">16000</text:span><text:span text:style-name="T10">);<text:line-break/><text:line-break/><text:line-break/></text:span><text:span text:style-name="T13">-- Вставка данных в таблицу "dealer"<text:line-break/></text:span><text:span text:style-name="T8">INSERT INTO </text:span><text:span text:style-name="T10">dealership.dealer (</text:span><text:span text:style-name="T11">title</text:span><text:span text:style-name="T10">, </text:span><text:span text:style-name="T11">address</text:span><text:span text:style-name="T10">, </text:span><text:span text:style-name="T11">city</text:span><text:span text:style-name="T10">, </text:span><text:span text:style-name="T11">rating</text:span><text:span text:style-name="T10">, </text:span><text:span text:style-name="T11">car_id</text:span><text:span text:style-name="T10">)<text:line-break/></text:span><text:span text:style-name="T8">VALUES<text:line-break/> <text:s/></text:span><text:span text:style-name="T10">(</text:span><text:span text:style-name="T15">'Auto World'</text:span><text:span text:style-name="T10">, </text:span><text:span text:style-name="T15">'123 Main Street'</text:span><text:span text:style-name="T10">, </text:span><text:span text:style-name="T15">'New York'</text:span><text:span text:style-name="T10">, </text:span><text:span text:style-name="T12">4.5</text:span><text:span text:style-name="T10">, </text:span><text:span text:style-name="T12">1</text:span><text:span text:style-name="T10">),<text:line-break/> <text:s/>(</text:span><text:span text:style-name="T15">'City Motors'</text:span><text:span text:style-name="T10">, </text:span><text:span text:style-name="T15">'456 Elm Street'</text:span><text:span text:style-name="T10">, </text:span><text:span text:style-name="T15">'Los Angeles'</text:span><text:span text:style-name="T10">, </text:span><text:span text:style-name="T12">4.0</text:span><text:span text:style-name="T10">, </text:span><text:span text:style-name="T12">2</text:span><text:span text:style-name="T10">),<text:line-break/></text:span><text:soft-page-break/><text:span text:style-name="T10"> <text:s/>(</text:span><text:span text:style-name="T15">'Speedy Cars'</text:span><text:span text:style-name="T10">, </text:span><text:span text:style-name="T15">'789 Oak Street'</text:span><text:span text:style-name="T10">, </text:span><text:span text:style-name="T15">'Chicago'</text:span><text:span text:style-name="T10">, </text:span><text:span text:style-name="T12">4.2</text:span><text:span text:style-name="T10">, </text:span><text:span text:style-name="T12">3</text:span><text:span text:style-name="T10">),<text:line-break/> <text:s/>(</text:span><text:span text:style-name="T15">'Mega Autos'</text:span><text:span text:style-name="T10">, </text:span><text:span text:style-name="T15">'101 Pine Street'</text:span><text:span text:style-name="T10">, </text:span><text:span text:style-name="T15">'Houston'</text:span><text:span text:style-name="T10">, </text:span><text:span text:style-name="T12">4.8</text:span><text:span text:style-name="T10">, </text:span><text:span text:style-name="T12">4</text:span><text:span text:style-name="T10">),<text:line-break/> <text:s/>(</text:span><text:span text:style-name="T15">'Elite Motors'</text:span><text:span text:style-name="T10">, </text:span><text:span text:style-name="T15">'202 Maple Street'</text:span><text:span text:style-name="T10">, </text:span><text:span text:style-name="T15">'Miami'</text:span><text:span text:style-name="T10">, </text:span><text:span text:style-name="T12">4.6</text:span><text:span text:style-name="T10">, </text:span><text:span text:style-name="T12">5</text:span><text:span text:style-name="T10">);<text:line-break/><text:line-break/><text:line-break/></text:span><text:span text:style-name="T13">-- Вставка данных в таблицу "sales_contract"<text:line-break/></text:span><text:span text:style-name="T8">INSERT INTO </text:span><text:span text:style-name="T10">dealership.sales_contract (</text:span><text:span text:style-name="T11">date_of_sale</text:span><text:span text:style-name="T10">, </text:span><text:span text:style-name="T11">sale_amount</text:span><text:span text:style-name="T10">, </text:span><text:span text:style-name="T11">seller_id</text:span><text:span text:style-name="T10">, </text:span><text:span text:style-name="T11">buyer_id</text:span><text:span text:style-name="T10">, </text:span><text:span text:style-name="T11">dealer_id</text:span><text:span text:style-name="T10">, </text:span><text:span text:style-name="T11">car_id</text:span><text:span text:style-name="T10">)<text:line-break/></text:span><text:span text:style-name="T8">VALUES<text:line-break/> <text:s/></text:span><text:span text:style-name="T10">(</text:span><text:span text:style-name="T15">'2023-10-01 10:00:00'</text:span><text:span text:style-name="T10">, </text:span><text:span text:style-name="T12">20000</text:span><text:span text:style-name="T10">, </text:span><text:span text:style-name="T12">1</text:span><text:span text:style-name="T10">, </text:span><text:span text:style-name="T12">1</text:span><text:span text:style-name="T10">, </text:span><text:span text:style-name="T12">1</text:span><text:span text:style-name="T10">, </text:span><text:span text:style-name="T12">1</text:span><text:span text:style-name="T10">),<text:line-break/> <text:s/>(</text:span><text:span text:style-name="T15">'2023-10-02 11:30:00'</text:span><text:span text:style-name="T10">, </text:span><text:span text:style-name="T12">18000</text:span><text:span text:style-name="T10">, </text:span><text:span text:style-name="T12">2</text:span><text:span text:style-name="T10">, </text:span><text:span text:style-name="T12">2</text:span><text:span text:style-name="T10">, </text:span><text:span text:style-name="T12">2</text:span><text:span text:style-name="T10">, </text:span><text:span text:style-name="T12">2</text:span><text:span text:style-name="T10">),<text:line-break/> <text:s/>(</text:span><text:span text:style-name="T15">'2023-10-03 09:45:00'</text:span><text:span text:style-name="T10">, </text:span><text:span text:style-name="T12">15000</text:span><text:span text:style-name="T10">, </text:span><text:span text:style-name="T12">3</text:span><text:span text:style-name="T10">, </text:span><text:span text:style-name="T12">3</text:span><text:span text:style-name="T10">, </text:span><text:span text:style-name="T12">3</text:span><text:span text:style-name="T10">, </text:span><text:span text:style-name="T12">3</text:span><text:span text:style-name="T10">),<text:line-break/> <text:s/>(</text:span><text:span text:style-name="T15">'2023-10-04 15:20:00'</text:span><text:span text:style-name="T10">, </text:span><text:span text:style-name="T12">22000</text:span><text:span text:style-name="T10">, </text:span><text:span text:style-name="T12">4</text:span><text:span text:style-name="T10">, </text:span><text:span text:style-name="T12">4</text:span><text:span text:style-name="T10">, </text:span><text:span text:style-name="T12">4</text:span><text:span text:style-name="T10">, </text:span><text:span text:style-name="T12">4</text:span><text:span text:style-name="T10">),<text:line-break/> <text:s/>(</text:span><text:span text:style-name="T15">'2023-10-05 13:15:00'</text:span><text:span text:style-name="T10">, </text:span><text:span text:style-name="T12">16000</text:span><text:span text:style-name="T10">, </text:span><text:span text:style-name="T12">2</text:span><text:span text:style-name="T10">, </text:span><text:span text:style-name="T12">5</text:span><text:span text:style-name="T10">, </text:span><text:span text:style-name="T12">5</text:span><text:span text:style-name="T10">, </text:span><text:span text:style-name="T12">5</text:span><text:span text:style-name="T10">);<text:line-break/></text:span></text:p>
      <text:p text:style-name="P23"/>
      <text:p text:style-name="P1">Запросы на изменение данных в таблицах:<text:span text:style-name="T7"> </text:span></text:p>
      <text:p text:style-name="P15"><text:span text:style-name="T9">UPDATE </text:span><text:span text:style-name="T10">dealership.car<text:line-break/></text:span><text:span text:style-name="T8">SET </text:span><text:span text:style-name="T11">price </text:span><text:span text:style-name="T10">= </text:span><text:span text:style-name="T12">21000<text:line-break/></text:span><text:span text:style-name="T8">WHERE </text:span><text:span text:style-name="T11">id </text:span><text:span text:style-name="T10">= </text:span><text:span text:style-name="T12">1</text:span><text:span text:style-name="T10">;<text:line-break/><text:line-break/></text:span><text:span text:style-name="T8">UPDATE </text:span><text:span text:style-name="T10">dealership.car<text:line-break/></text:span><text:span text:style-name="T8">SET </text:span><text:span text:style-name="T11">model </text:span><text:span text:style-name="T10">= </text:span><text:span text:style-name="T15">'Accord'<text:line-break/></text:span><text:span text:style-name="T8">WHERE </text:span><text:span text:style-name="T11">id </text:span><text:span text:style-name="T10">= </text:span><text:span text:style-name="T12">2</text:span><text:span text:style-name="T10">;<text:line-break/><text:line-break/></text:span><text:span text:style-name="T8">UPDATE </text:span><text:span text:style-name="T10">dealership.dealer<text:line-break/></text:span><text:span text:style-name="T8">SET </text:span><text:span text:style-name="T11">address </text:span><text:span text:style-name="T10">= </text:span><text:span text:style-name="T15">'123 Oak Street'<text:line-break/></text:span><text:span text:style-name="T8">WHERE </text:span><text:span text:style-name="T11">id </text:span><text:span text:style-name="T10">= </text:span><text:span text:style-name="T12">4</text:span><text:span text:style-name="T10">;<text:line-break/><text:line-break/></text:span><text:span text:style-name="T8">UPDATE </text:span><text:span text:style-name="T10">dealership.dealer<text:line-break/></text:span><text:span text:style-name="T8">SET </text:span><text:span text:style-name="T11">rating </text:span><text:span text:style-name="T10">= </text:span><text:span text:style-name="T11">rating </text:span><text:span text:style-name="T10">+ </text:span><text:span text:style-name="T12">0.5<text:line-break/></text:span><text:span text:style-name="T8">WHERE </text:span><text:span text:style-name="T11">id </text:span><text:span text:style-name="T10">= </text:span><text:span text:style-name="T12">5</text:span><text:span text:style-name="T10">;</text:span></text:p>
      <text:p text:style-name="P23"/>
      <text:p text:style-name="P1">Запрос на удаление данных в таблицах: </text:p>
      <text:p text:style-name="P15"><text:span text:style-name="T9">DELETE</text:span><text:span text:style-name="T8"><text:line-break/>FROM </text:span><text:span text:style-name="T10">dealership.contact_details<text:line-break/></text:span><text:span text:style-name="T8">WHERE </text:span><text:span text:style-name="T11">id </text:span><text:span text:style-name="T10">= </text:span><text:span text:style-name="T12">10</text:span><text:span text:style-name="T10">;</text:span></text:p>
      <text:p text:style-name="P23"/>
      <text:p text:style-name="P1">Вывод: <text:span text:style-name="T7">В процессе выполнения лабораторной работы были получены навыки использования языка SQL для создания структуры базы данных. Изучены и использованы запросы для создания базы данных, таблиц, связей, ограничений, а также создания, изменения и удаления данных в таблицах. </text:span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text:soft-page-break/></text:p>
      <text:p text:style-name="P22"/>
      <text:p text:style-name="P22"/>
      <text:p text:style-name="P22"/>
      <text:p text:style-name="P2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11-06T22:37:08.520000000</meta:creation-date>
    <dc:date>2023-11-14T10:57:47.742000000</dc:date>
    <meta:editing-duration>PT14M45S</meta:editing-duration>
    <meta:editing-cycles>3</meta:editing-cycles>
    <meta:generator>LibreOffice/7.2.0.4$Windows_X86_64 LibreOffice_project/9a9c6381e3f7a62afc1329bd359cc48accb6435b</meta:generator>
    <meta:document-statistic meta:table-count="0" meta:image-count="0" meta:object-count="0" meta:page-count="6" meta:paragraph-count="30" meta:word-count="984" meta:character-count="7928" meta:non-whitespace-character-count="6422"/>
  </office:meta>
</office:document-meta>
</file>